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s text:c="13"/></text:p>
      <text:p text:style-name="Title">Messenger</text:p>
      <text:p text:style-name="Title">Test Plan</text:p>
      <text:p text:style-name="Title">V1.0</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0"><text:a xlink:type="simple" xlink:href="#__RefHeading__732_1104129725" text:style-name="Index_20_Link" text:visited-style-name="Index_20_Link">Introduction<text:tab/>3</text:a></text:p>
          <text:p text:style-name="P14"><text:a xlink:type="simple" xlink:href="#__RefHeading__750_1104129725" text:style-name="Index_20_Link" text:visited-style-name="Index_20_Link">Document Identifier<text:tab/>3</text:a></text:p>
          <text:p text:style-name="P14"><text:a xlink:type="simple" xlink:href="#__RefHeading__620_1104129725" text:style-name="Index_20_Link" text:visited-style-name="Index_20_Link">Overview<text:tab/>3</text:a></text:p>
          <text:p text:style-name="P10"><text:a xlink:type="simple" xlink:href="#__RefHeading__452_1780089145" text:style-name="Index_20_Link" text:visited-style-name="Index_20_Link">Test Cases<text:tab/>3</text:a></text:p>
          <text:p text:style-name="P14"><text:a xlink:type="simple" xlink:href="#__RefHeading__454_1780089145" text:style-name="Index_20_Link" text:visited-style-name="Index_20_Link">Start the project<text:tab/>3</text:a></text:p>
          <text:p text:style-name="P15"><text:a xlink:type="simple" xlink:href="#__RefHeading__296_157606524" text:style-name="Index_20_Link" text:visited-style-name="Index_20_Link">Using README<text:tab/>3</text:a></text:p>
          <text:p text:style-name="P15"><text:a xlink:type="simple" xlink:href="#__RefHeading__298_157606524" text:style-name="Index_20_Link" text:visited-style-name="Index_20_Link">Not following the steps<text:tab/>3</text:a></text:p>
          <text:p text:style-name="P14"><text:a xlink:type="simple" xlink:href="#__RefHeading__177_1973020745" text:style-name="Index_20_Link" text:visited-style-name="Index_20_Link">Register/Login window<text:tab/>3</text:a></text:p>
          <text:p text:style-name="P15"><text:a xlink:type="simple" xlink:href="#__RefHeading__300_157606524" text:style-name="Index_20_Link" text:visited-style-name="Index_20_Link">Input variates<text:tab/>3</text:a></text:p>
          <text:p text:style-name="P15"><text:a xlink:type="simple" xlink:href="#__RefHeading__302_157606524" text:style-name="Index_20_Link" text:visited-style-name="Index_20_Link">Registration<text:tab/>4</text:a></text:p>
          <text:p text:style-name="P15"><text:a xlink:type="simple" xlink:href="#__RefHeading__304_157606524" text:style-name="Index_20_Link" text:visited-style-name="Index_20_Link">Existing user<text:tab/>4</text:a></text:p>
          <text:p text:style-name="P15"><text:a xlink:type="simple" xlink:href="#__RefHeading__458_1780089145" text:style-name="Index_20_Link" text:visited-style-name="Index_20_Link"><text:s/>Login<text:tab/>4</text:a></text:p>
          <text:p text:style-name="P14"><text:a xlink:type="simple" xlink:href="#__RefHeading__179_1973020745" text:style-name="Index_20_Link" text:visited-style-name="Index_20_Link">Chat window<text:tab/>4</text:a></text:p>
          <text:p text:style-name="P15"><text:a xlink:type="simple" xlink:href="#__RefHeading__460_1780089145" text:style-name="Index_20_Link" text:visited-style-name="Index_20_Link">Logout<text:tab/>4</text:a></text:p>
          <text:p text:style-name="P15"><text:a xlink:type="simple" xlink:href="#__RefHeading__306_157606524" text:style-name="Index_20_Link" text:visited-style-name="Index_20_Link">Messaging<text:tab/>4</text:a></text:p>
        </text:index-body>
      </text:table-of-content>
      <text:h text:style-name="P11" text:outline-level="1"/>
      <text:h text:style-name="P12" text:outline-level="1"><text:bookmark-start text:name="__RefHeading__732_1104129725"/>Introduction<text:bookmark-end text:name="__RefHeading__732_1104129725"/></text:h>
      <text:h text:style-name="Heading_20_2" text:outline-level="2"><text:bookmark-start text:name="__RefHeading__750_1104129725"/>Document Identifier<text:bookmark-end text:name="__RefHeading__750_1104129725"/></text:h>
      <text:p text:style-name="Text_20_body">This document includes description of the testing method and list of all the test cases.</text:p>
      <text:h text:style-name="Heading_20_2" text:outline-level="2"><text:bookmark-start text:name="__RefHeading__620_1104129725"/>Overview<text:bookmark-end text:name="__RefHeading__620_1104129725"/></text:h>
      <text:p text:style-name="Standard">The project represents a GUI, so the testing should be performed manually using the instructions of the test cases</text:p>
      <text:p text:style-name="Standard"/>
      <text:h text:style-name="Heading_20_1" text:outline-level="1"><text:bookmark-start text:name="__RefHeading__452_1780089145"/>Test Cases<text:bookmark-end text:name="__RefHeading__452_1780089145"/></text:h>
      <text:h text:style-name="Heading_20_2" text:outline-level="2"><text:bookmark-start text:name="__RefHeading__454_1780089145"/>Start the project<text:bookmark-end text:name="__RefHeading__454_1780089145"/></text:h>
      <text:h text:style-name="Heading_20_3" text:outline-level="3"><text:bookmark-start text:name="__RefHeading__296_157606524"/>Using README<text:bookmark-end text:name="__RefHeading__296_157606524"/></text:h>
      <text:list xml:id="list1887165876" text:style-name="L1">
        <text:list-item>
          <text:p text:style-name="P1">untar the project tar-ball</text:p>
        </text:list-item>
        <text:list-item>
          <text:p text:style-name="P1">build and run the project based on the steps described in README</text:p>
        </text:list-item>
        <text:list-item>
          <text:p text:style-name="P1">make sure that the GUI opens</text:p>
        </text:list-item>
      </text:list>
      <text:h text:style-name="Heading_20_3" text:outline-level="3"><text:bookmark-start text:name="__RefHeading__298_157606524"/>Not following the steps<text:bookmark-end text:name="__RefHeading__298_157606524"/></text:h>
      <text:list xml:id="list1706131003" text:style-name="L2">
        <text:list-item>
          <text:p text:style-name="P2">untar the project tar-ball</text:p>
        </text:list-item>
        <text:list-item>
          <text:p text:style-name="P2">change the order of executed steps in the README</text:p>
        </text:list-item>
        <text:list-item>
          <text:p text:style-name="P2">make sure that the reported error messages are clear enough</text:p>
        </text:list-item>
      </text:list>
      <text:p text:style-name="Text_20_body"/>
      <text:h text:style-name="Heading_20_2" text:outline-level="2"><text:bookmark-start text:name="__RefHeading__177_1973020745"/>Register/Login window<text:bookmark-end text:name="__RefHeading__177_1973020745"/></text:h>
      <text:h text:style-name="Heading_20_3" text:outline-level="3"><text:bookmark-start text:name="__RefHeading__300_157606524"/>Input variates<text:bookmark-end text:name="__RefHeading__300_157606524"/></text:h>
      <text:p text:style-name="Text_20_body">User's input in Register/Login window is</text:p>
      <text:h text:style-name="Heading_20_4" text:outline-level="4">Correct</text:h>
      <text:list xml:id="list798913836" text:style-name="L3">
        <text:list-item>
          <text:p text:style-name="P3">username and password don't contain ';' character</text:p>
        </text:list-item>
        <text:list-item>
          <text:p text:style-name="P3">username and password don't contain space</text:p>
        </text:list-item>
        <text:list-item>
          <text:p text:style-name="P3">username and password are not empty</text:p>
        </text:list-item>
      </text:list>
      <text:h text:style-name="Heading_20_4" text:outline-level="4"><text:soft-page-break/>Incorrect</text:h>
      <text:list xml:id="list1116455443" text:style-name="L4">
        <text:list-item>
          <text:p text:style-name="P4">username or password contains ';' character</text:p>
        </text:list-item>
        <text:list-item>
          <text:p text:style-name="P4">username or password contains space</text:p>
        </text:list-item>
        <text:list-item>
          <text:p text:style-name="P4">username or password is empty</text:p>
        </text:list-item>
      </text:list>
      <text:h text:style-name="Heading_20_3" text:outline-level="3"><text:bookmark-start text:name="__RefHeading__302_157606524"/>Registration<text:bookmark-end text:name="__RefHeading__302_157606524"/></text:h>
      <text:list xml:id="list474107199" text:style-name="L5">
        <text:list-item>
          <text:p text:style-name="P5">Input username and password</text:p>
        </text:list-item>
        <text:list-item>
          <text:p text:style-name="P5">press the Register/Login window's “Register” button</text:p>
        </text:list-item>
      </text:list>
      <text:p text:style-name="Text_20_body">If the input is incorrect user will be warned about that and should be waiting for new input.</text:p>
      <text:p text:style-name="Text_20_body">If the input is correct a new window should appear saying that your registration completed successfully.</text:p>
      <text:p text:style-name="Text_20_body">After a successful registration user should get back to Register/Login window where he should be able to log in with his new username.</text:p>
      <text:h text:style-name="Heading_20_3" text:outline-level="3"><text:bookmark-start text:name="__RefHeading__304_157606524"/>Existing user<text:bookmark-end text:name="__RefHeading__304_157606524"/></text:h>
      <text:p text:style-name="Text_20_body">In addition to Registration if during registration the user types username that already exists, user should be warned about that and the window should wait until next correct input is given.</text:p>
      <text:h text:style-name="Heading_20_3" text:outline-level="3"><text:bookmark-start text:name="__RefHeading__458_1780089145"/><text:tab/>Login<text:bookmark-end text:name="__RefHeading__458_1780089145"/></text:h>
      <text:list xml:id="list1090894750" text:style-name="L6">
        <text:list-item>
          <text:p text:style-name="P6">Input existing username and appropriate password for that username</text:p>
        </text:list-item>
        <text:list-item>
          <text:p text:style-name="P6">press “login” button</text:p>
        </text:list-item>
      </text:list>
      <text:p text:style-name="Text_20_body">After that you will be redirected to the Chat window</text:p>
      <text:h text:style-name="Heading_20_2" text:outline-level="2"><text:bookmark-start text:name="__RefHeading__179_1973020745"/>Chat window<text:bookmark-end text:name="__RefHeading__179_1973020745"/></text:h>
      <text:p text:style-name="Text_20_body">When the Chat window is opened the user should see a window with 3 fields</text:p>
      <text:list xml:id="list2058637280" text:style-name="L7">
        <text:list-item>
          <text:p text:style-name="P7">on-line users field (list of users that are available for chating, right side field)</text:p>
        </text:list-item>
        <text:list-item>
          <text:p text:style-name="P7">interlocutor field (name of interlocutor and chat history, top-left side field)</text:p>
        </text:list-item>
        <text:list-item>
          <text:p text:style-name="P7">message typing field (a field for message that should be sent when send button is pressed, bottom-left side field)</text:p>
        </text:list-item>
      </text:list>
      <text:h text:style-name="Heading_20_3" text:outline-level="3"><text:bookmark-start text:name="__RefHeading__460_1780089145"/>Logout<text:bookmark-end text:name="__RefHeading__460_1780089145"/></text:h>
      <text:p text:style-name="Text_20_body">In case if user wants to login with another username or exit from the current username or something else, the user can logout by pushing logout button in the Chat window. When the user pushes logout button Chat window will be replaced with the Registration/Login window where the user will be able to login with another username or registrate another username if needed.</text:p>
      <text:h text:style-name="Heading_20_3" text:outline-level="3"><text:bookmark-start text:name="__RefHeading__306_157606524"/>Messaging<text:bookmark-end text:name="__RefHeading__306_157606524"/></text:h>
      <text:p text:style-name="Text_20_body">If user wants to chat with another user, the only thing needed is to find appropriate username in the list of on-line users, and choosing them for chat by clicking on them. After clicking on the username that <text:soft-page-break/>wasn't chosen the interlocutor field will be changed by a new history of conversation with appropriate user.</text:p>
      <text:p text:style-name="Text_20_body">After clicking on the username that was chosen nothing will happen.</text:p>
      <text:h text:style-name="Heading_20_4" text:outline-level="4"><text:bookmark-start text:name="__RefHeading__462_1780089145"/>Sending message<text:bookmark-end text:name="__RefHeading__462_1780089145"/></text:h>
      <text:p text:style-name="Text_20_body">To send a message to another user we need to chose him/her (if not chosen) in the on-line users list, print the message that need to be forwarded (can be used any characters) in the message typing field and click on the “Send” button. If the message is send successfully the text that user printed should disappear from the texting field and should be added in the interlocutor field of the Chat window in a following formate</text:p>
      <text:list xml:id="list1469365247" text:style-name="L8">
        <text:list-item>
          <text:p text:style-name="P8">Your username</text:p>
        </text:list-item>
        <text:list-item>
          <text:p text:style-name="P8">&gt;&gt;&gt;</text:p>
        </text:list-item>
        <text:list-item>
          <text:p text:style-name="P8">The message</text:p>
        </text:list-item>
      </text:list>
      <text:h text:style-name="Heading_20_4" text:outline-level="4"><text:bookmark-start text:name="__RefHeading__464_1780089145"/>Receive message<text:bookmark-end text:name="__RefHeading__464_1780089145"/></text:h>
      <text:p text:style-name="Text_20_body">A message can be received in 2 ways</text:p>
      <text:list xml:id="list971930635" text:style-name="L9">
        <text:list-item>
          <text:p text:style-name="P9">when you receive a message from a user which is your current interlocutor.<text:line-break/>Receiving <text:s/>new message you will see it in the interlocutor field by a following formate<text:line-break/>1) Username of your interlocutor<text:line-break/>2) &lt;&lt;&lt;<text:line-break/>3) The message</text:p>
        </text:list-item>
        <text:list-item>
          <text:p text:style-name="P9">when you receive a message from a user which is not your current interlocutor.<text:line-break/>In this case the username of the user that sent you the message will be highlighted in your on-line users field and by clicking on that username you should see the new message from the appropriate username.</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2" draw:display-name="Dash 2"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4:28:52</meta:creation-date>
    <dc:date>2016-09-05T13:11:42</dc:date>
    <meta:editing-duration>PT6H11M54S</meta:editing-duration>
    <meta:editing-cycles>70</meta:editing-cycles>
    <meta:generator>LibreOffice/3.5$Linux_x86 LibreOffice_project/350m1$Build-2</meta:generator>
    <meta:document-statistic meta:table-count="0" meta:image-count="0" meta:object-count="0" meta:page-count="5" meta:paragraph-count="77" meta:word-count="713" meta:character-count="4100" meta:non-whitespace-character-count="3471"/>
  </office:meta>
</office:document-meta>
</file>